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lo Jenkins</text:p>
      <text:p text:style-name="Standard"/>
      <text:p text:style-name="Standard"/>
      <text:p text:style-name="Standard"/>
      <text:p text:style-name="Standard"/>
      <text:p text:style-name="Standard">Was ist Holo Jenkins?</text:p>
      <text:p text:style-name="Standard"/>
      <text:p text:style-name="Standard">Holojenkins ist ein tool zur Darstellung von Jenkinsdaten in einen Hologramm Projektor und besteht aus 3 Teilen.</text:p>
      <text:p text:style-name="Standard"/>
      <text:p text:style-name="Standard"/>
      <text:p text:style-name="Standard">Der Hologrammprojektor</text:p>
      <text:p text:style-name="Standard"/>
      <text:p text:style-name="Standard">Der Hologrammprojektor basiert auf dem als Preppers Ghost bekannten Illusionstrick und besteht aus Gehäuse, einer Pyramide aus Acrylglas und einem Flachbildfernseher. Dabei befindet sich der Fernseher ausserhalb der Sicht des Betrachtrers oberhalb der Pyramide. Das zu Projizierende Bild <text:s text:c="4"/></text:p>
      <text:p text:style-name="Standard">wird <text:s/>in dreifacher Ausführung auf dem Fernseher dargestellt und von der Pyramide gespiegelt.</text:p>
      <text:p text:style-name="Standard">Die Pyramidenflächen stehen im Winkel von 45° zum Bildschirm und lassen so den Effekt </text:p>
      <text:p text:style-name="Standard">entstehen das projizierte Objekt befindet sich innerhalb der Pyramide. </text:p>
      <text:p text:style-name="Standard"/>
      <text:p text:style-name="Standard"><text:span text:style-name="T1">BILD</text:span></text:p>
      <text:p text:style-name="Standard"/>
      <text:p text:style-name="Standard">*BILD</text:p>
      <text:p text:style-name="Standard"/>
      <text:p text:style-name="Standard">*BILD</text:p>
      <text:p text:style-name="Standard"/>
      <text:p text:style-name="Standard"/>
      <text:p text:style-name="Standard"/>
      <text:p text:style-name="Standard"/>
      <text:p text:style-name="Standard">Die Software die die Daten in eine für den Projektor verwendbare Form umwandelt.</text:p>
      <text:p text:style-name="Standard"/>
      <text:p text:style-name="Standard">Geschrieben in Javascript , verwendet die Bibliothek Threejs</text:p>
      <text:p text:style-name="Standard"/>
      <text:p text:style-name="Standard"/>
      <text:p text:style-name="Standard"/>
      <text:p text:style-name="Standard"/>
      <text:p text:style-name="Standard"/>
      <text:p text:style-name="Standard"/>
      <text:p text:style-name="Standard"/>
      <text:p text:style-name="Standard">REST-Jenkins</text:p>
      <text:p text:style-name="Standard">Der REST Dienst wurde in Javascript geschrieben und liefert die Daten vom Jenkins.</text:p>
      <text:p text:style-name="Standard">REST-Jenkins sendet Anfragen an den Jenkins server und erhält Json Objekte zurück.</text:p>
      <text:p text:style-name="Standard">Diese werden formatiert und gefiltert und anschliessend ausgege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ornelius Knapp</meta:initial-creator>
    <meta:creation-date>2016-09-19T12:36:43.68</meta:creation-date>
    <dc:date>2016-09-19T13:44:59.28</dc:date>
    <dc:creator>Cornelius Knapp</dc:creator>
    <meta:editing-duration>PT37M31S</meta:editing-duration>
    <meta:editing-cycles>2</meta:editing-cycles>
    <meta:generator>OpenOffice/4.1.2$Win32 OpenOffice.org_project/412m3$Build-9782</meta:generator>
    <meta:document-statistic meta:table-count="0" meta:image-count="0" meta:object-count="0" meta:page-count="1" meta:paragraph-count="17" meta:word-count="157" meta:character-count="1106"/>
  </office:meta>
</office:document-meta>
</file>